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fo:margin-right="-0.012cm" table:align="margins"/>
    </style:style>
    <style:style style:name="Tabella1.A" style:family="table-column">
      <style:table-column-properties style:column-width="0.847cm" style:rel-column-width="3261*"/>
    </style:style>
    <style:style style:name="Tabella1.B" style:family="table-column">
      <style:table-column-properties style:column-width="2.037cm" style:rel-column-width="7847*"/>
    </style:style>
    <style:style style:name="Tabella1.C" style:family="table-column">
      <style:table-column-properties style:column-width="1.984cm" style:rel-column-width="7644*"/>
    </style:style>
    <style:style style:name="Tabella1.D" style:family="table-column">
      <style:table-column-properties style:column-width="12.144cm" style:rel-column-width="46783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D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el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Preformatted_20_Text">
      <style:text-properties style:font-name="Arial" fo:font-size="12pt" fo:language="it" fo:country="IT" style:font-size-asian="12pt" style:font-size-complex="12pt"/>
    </style:style>
    <style:style style:name="P2" style:family="paragraph" style:parent-style-name="Preformatted_20_Text">
      <style:text-properties style:font-name="Arial" fo:font-size="14pt" fo:language="it" fo:country="IT" fo:font-weight="bold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2pt" fo:language="it" fo:country="IT" fo:font-weight="bold" style:font-name-asian="NSimSun" style:font-size-asian="12pt" style:font-weight-asian="bold" style:font-name-complex="Courier New" style:font-size-complex="12pt" style:font-weight-complex="bold"/>
    </style:style>
    <style:style style:name="P4" style:family="paragraph" style:parent-style-name="Table_20_Contents">
      <style:text-properties style:font-name="Arial" fo:font-size="12pt" fo:language="it" fo:country="IT" style:font-name-asian="NSimSun" style:font-size-asian="12pt" style:font-name-complex="Courier New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2pt" fo:language="it" fo:country="IT" style:font-name-asian="NSimSun" style:font-size-asian="12pt" style:font-name-complex="Courier New" style:font-size-complex="12pt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ttività per completamento progetto:</text:p>
      <text:p text:style-name="P2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3">OK</text:p>
          </table:table-cell>
          <table:table-cell table:style-name="Tabella1.A1" office:value-type="string">
            <text:p text:style-name="P3">Data OK</text:p>
          </table:table-cell>
          <table:table-cell table:style-name="Tabella1.A1" office:value-type="string">
            <text:p text:style-name="P3">Data</text:p>
          </table:table-cell>
          <table:table-cell table:style-name="Tabella1.D1" office:value-type="string">
            <text:p text:style-name="P3">Descrizione</text:p>
          </table:table-cell>
        </table:table-row>
        <table:table-row>
          <table:table-cell table:style-name="Tabella1.A2" office:value-type="string">
            <text:p text:style-name="P5"/>
          </table:table-cell>
          <table:table-cell table:style-name="Tabella1.B2">
            <text:p text:style-name="P5"/>
          </table:table-cell>
          <table:table-cell table:style-name="Tabella1.B2">
            <text:p text:style-name="P5"/>
          </table:table-cell>
          <table:table-cell table:style-name="Tabella1.D2" office:value-type="string">
            <text:p text:style-name="P4">Inserire parametri di calibrazione misure</text:p>
          </table:table-cell>
        </table:table-row>
        <table:table-row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D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D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D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D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D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D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D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D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D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D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D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D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D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D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D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D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D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D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6-11-18T14:07:55.02</dc:date>
    <dc:creator>Enrico Malacrida</dc:creator>
    <meta:generator>OpenOffice/4.1.3$Win32 OpenOffice.org_project/413m1$Build-9783</meta:generator>
    <meta:document-statistic meta:table-count="1" meta:image-count="0" meta:object-count="0" meta:page-count="1" meta:paragraph-count="6" meta:word-count="14" meta:character-count="101"/>
    <meta:editing-duration>PT18S</meta:editing-duration>
    <meta:editing-cycles>1</meta:editing-cycles>
  </office:meta>
</office:document-meta>
</file>